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 style:list-style-name="L3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style:paragraph-properties style:writing-mode="lr-tb"/>
      <style:text-properties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</style:style>
    <style:style style:name="T1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A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Newton’s Laws TIP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Ropes of Physics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>Two people are playing tug of war while standing on a frictionless ice surface. Person A has twice the mass of person B. <text:s/>Describe the motion if:</text:p>
                <text:list>
                  <text:list-item>
                    <text:p><text:s/>Both people pull with a force of F.</text:p>
                  </text:list-item>
                  <text:list-item>
                    <text:p>Person A pulls with a force of F, and B doesn’t pull at all (he just holds on to the rope.)</text:p>
                  </text:list-item>
                  <text:list-item>
                    <text:p>Person B pulls with a force of F, and A doesn’t pull at all.</text:p>
                  </text:list-item>
                </text:list>
              </text:list-item>
              <text:list-item>
                <text:p text:style-name="P3"><text:span text:style-name="T1">On a scale of 0-10, how confident are you?</text:span></text:p>
                <text:p text:style-name="P3"><text:span text:style-name="T1">(0=guessed, 10=100% confiden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1" style:font-size-asian="24pt" style:language-asian="zh" style:country-asian="CN" style:font-name-complex="Bitstream Vera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1T12:24:14.862913960</meta:creation-date>
    <meta:editing-duration>PT45M39S</meta:editing-duration>
    <meta:editing-cycles>14</meta:editing-cycles>
    <meta:generator>LibreOffice/7.0.6.2$Linux_X86_64 LibreOffice_project/00$Build-2</meta:generator>
    <dc:title>Blue Curve</dc:title>
    <dc:date>2023-10-19T08:11:28.173910166</dc:date>
    <meta:document-statistic meta:object-count="62"/>
  </office:meta>
</office:document-meta>
</file>